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NI és Windows SDK összehasonlítása (későbbiekben még hasznos lehet):</text:p>
      <text:p text:style-name="P1"><text:a xlink:type="simple" xlink:href="http://labs.vectorform.com/2011/06/windows-kinect-sdk-vs-openni-2/">http://labs.vectorform.com/2011/06/windows-kinect-sdk-vs-openni-2/</text:a></text:p>
      <text:p text:style-name="P1"/>
      <text:p text:style-name="P1">Használható-e a Kinect for Windows (gyakran K4W-ként vagy KfW-ként hivatkoznak rá) az OpenNI-jal Linux alatt?</text:p>
      <text:p text:style-name="P1">Windows alatt létezik egy híd a Windows SDK-ja, és az OpenNI között, ami elérhető itt: <text:a xlink:type="simple" xlink:href="https://www.assembla.com/code/kinect-mssdk-openni-bridge/git/nodes">https://www.assembla.com/code/kinect-mssdk-openni-bridge/git/nodes</text:a></text:p>
      <text:p text:style-name="P2"/>
      <text:p text:style-name="P1"><text:span text:style-name="T1">Egy másik topik alapján OpenNI (SensorKinect) is felismeri, de a Kinect for Windows specifikus feature-öket még nem tudja: </text:span><text:a xlink:type="simple" xlink:href="https://groups.google.com/forum/?fromgroups=#!topic/openni-dev/fFJM0DqLWq4"><text:span text:style-name="T1">https://groups.google.com/forum/?fromgroups=#!topic/openni-dev/fFJM0DqLWq4</text:span></text:a></text:p>
      <text:p text:style-name="P1"><text:span text:style-name="T1">Új SensorKinect repoja: </text:span><text:a xlink:type="simple" xlink:href="https://github.com/shenberg/SensorKinect"><text:span text:style-name="T1">https://github.com/shenberg/SensorKinect</text:span></text:a></text:p>
      <text:p text:style-name="P2"/>
      <text:p text:style-name="P2">A jövőben használható néhány tool: OpenNi+Nite+Av2SensorKinect</text:p>
      <text:p text:style-name="P2"/>
      <text:p text:style-name="P2">Érdekesnek tűnő könyvek amazonról:</text:p>
      <text:p text:style-name="P2">Hacking Kinect with OpenNI, NITE and Java:</text:p>
      <text:p text:style-name="P2"><text:a xlink:type="simple" xlink:href="http://www.amazon.com/Kinect-Open-Source-Programming-Secrets/dp/0071783172/ref=sr_1_8?s=books&amp;ie=UTF8&amp;qid=1349815609&amp;sr=1-8&amp;keywords=kinect">http://www.amazon.com/Kinect-Open-Source-Programming-Secrets/dp/0071783172/ref=sr_1_8?s=books&amp;ie=UTF8&amp;qid=1349815609&amp;sr=1-8&amp;keywords=kinect</text:a></text:p>
      <text:p text:style-name="P2"/>
      <text:p text:style-name="P2">Kinect hacks:</text:p>
      <text:p text:style-name="P2"><text:a xlink:type="simple" xlink:href="http://www.amazon.com/Kinect-Hacks-Motion-Pattern-Detection/dp/1449315208/ref=sr_1_9?s=books&amp;ie=UTF8&amp;qid=1349815609&amp;sr=1-9&amp;keywords=kinect">http://www.amazon.com/Kinect-Hacks-Motion-Pattern-Detection/dp/1449315208/ref=sr_1_9?s=books&amp;ie=UTF8&amp;qid=1349815609&amp;sr=1-9&amp;keywords=kinect</text:a></text:p>
      <text:p text:style-name="P2"/>
      <text:p text:style-name="P2">Hacking the kinect (nagyrészt OpenKinect felett):</text:p>
      <text:p text:style-name="P2"><text:a xlink:type="simple" xlink:href="http://www.amazon.com/Hacking-Kinect-Jeff-Kramer/dp/1430238674/ref=sr_1_6?s=books&amp;ie=UTF8&amp;qid=1349815609&amp;sr=1-6&amp;keywords=kinect">http://www.amazon.com/Hacking-Kinect-Jeff-Kramer/dp/1430238674/ref=sr_1_6?s=books&amp;ie=UTF8&amp;qid=1349815609&amp;sr=1-6&amp;keywords=kinect</text:a></text:p>
      <text:p text:style-name="P2"/>
      <text:p text:style-name="P2">Making things see:</text:p>
      <text:p text:style-name="P2"><text:a xlink:type="simple" xlink:href="http://www.amazon.com/Making-Things-See-Processing-MakerBot/dp/1449307078/ref=sr_1_1?s=books&amp;ie=UTF8&amp;qid=1349815609&amp;sr=1-1&amp;keywords=kinect">http://www.amazon.com/Making-Things-See-Processing-MakerBot/dp/1449307078/ref=sr_1_1?s=books&amp;ie=UTF8&amp;qid=1349815609&amp;sr=1-1&amp;keywords=kinect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1:26:19</meta:creation-date>
    <dc:date>2012-10-09T23:05:15</dc:date>
    <meta:editing-duration>PT15M11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6" meta:word-count="96" meta:character-count="1421" meta:non-whitespace-character-count="1341"/>
  </office:meta>
</office:document-meta>
</file>